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0a7e4" officeooo:paragraph-rsid="0010a7e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r. Antonio Miquel Pons</text:p>
      <text:p text:style-name="P1">C/ Nou 64</text:p>
      <text:p text:style-name="P1">Es Mercadal 07740</text:p>
      <text:p text:style-name="P1"/>
      <text:p text:style-name="P1"/>
      <text:p text:style-name="P1"><text:tab/>Us Demanem que passeu per les oficines de hisenda dia 30 de Novembre a la hora 5:33 per <text:s text:c="5"/><text:tab/>firmar un document imprescindible per tramitar el Model 061 de vostra empresa.</text:p>
      <text:p text:style-name="P1"/>
      <text:p text:style-name="P1"/>
      <text:p text:style-name="P1">Hisenda</text:p>
      <text:p text:style-name="P1"/>
      <text:p text:style-name="P1">[Rubrica]</text:p>
      <text:p text:style-name="P1"/>
      <text:p text:style-name="P1">Joana Antonieta del Ponts</text:p>
      <text:p text:style-name="P1"/>
      <text:p text:style-name="P1">Mao 29 de novembre de 2023</text:p>
      <text:p text:style-name="P1"/>
      <text:p text:style-name="P1"/>
      <text:p text:style-name="P1"/>
      <text:p text:style-name="P1"/>
      <text:p text:style-name="P1"/>
      <text:p text:style-name="P1">Documentacio necesaria: </text:p>
      <text:p text:style-name="P1"/>
      <text:p text:style-name="P1"><text:tab/>- 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48:19.425203567</meta:creation-date>
    <dc:date>2023-11-29T08:55:51.726724755</dc:date>
    <meta:editing-duration>PT7M32S</meta:editing-duration>
    <meta:editing-cycles>1</meta:editing-cycles>
    <meta:document-statistic meta:table-count="0" meta:image-count="0" meta:object-count="0" meta:page-count="1" meta:paragraph-count="10" meta:word-count="56" meta:character-count="319" meta:non-whitespace-character-count="264"/>
    <meta:generator>LibreOffice/7.3.7.2$Linux_X86_64 LibreOffice_project/30$Build-2</meta:generator>
  </office:meta>
</office:document-meta>
</file>